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order-bottom="2.01pt solid #000000" fo:background-color="#bfbfbf" style:cell-protect="none" style:print-content="true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ackground-color="#d9d9d9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d9d9d9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6" style:family="table-cell" style:parent-style-name="Default" style:data-style-name="N0">
      <style:table-cell-properties fo:border-bottom="0.06pt solid #000000" fo:background-color="#d9d9d9" style:text-align-source="fix" style:repeat-content="false" fo:border-left="2.49pt solid #000000" fo:border-right="2.49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d9d9d9" style:text-align-source="fix" style:repeat-content="false" fo:border-left="2.49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#fff2cc" style:cell-protect="none" style:print-content="true" fo:border-left="2.49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d9d9d9" style:text-align-source="fix" style:repeat-content="false" fo:border-left="0.06pt solid #000000" fo:border-right="2.49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fff2cc" style:cell-protect="none" style:print-content="true" fo:border-left="0.06pt solid #000000" fo:border-right="2.49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fff2cc" style:cell-protect="none" style:print-content="true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2cc" style:cell-protect="none" style:print-content="true" fo:border-left="0.06pt solid #000000" fo:border-right="none" fo:border-top="0.06pt solid #000000"/>
    </style:style>
  </office:automatic-styles>
  <office:body>
    <office:spreadsheet table:structure-protected="true"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1,255)" table:allow-empty-cell="true" table:base-cell-address="Arkusz1.A1">
          <table:help-message table:display="true">
            <text:p>numer ID pracownika</text:p>
          </table:help-message>
          <table:error-message table:message-type="stop" table:display="true">
            <text:p>Proszę podać prawidłowy numer ID pracownika</text:p>
          </table:error-message>
        </table:content-validation>
        <table:content-validation table:name="val2" table:condition="of:cell-content-is-whole-number() and cell-content-is-between(0,24)" table:allow-empty-cell="true" table:base-cell-address="Arkusz1.A1">
          <table:help-message table:display="true">
            <text:p>możliwa godzina rozpoczęcia zmiany</text:p>
          </table:help-message>
          <table:error-message table:message-type="stop" table:display="true">
            <text:p>Proszę podać prawidłową godzinę z zakresu 0-24</text:p>
          </table:error-message>
        </table:content-validation>
        <table:content-validation table:name="val3" table:condition="of:cell-content-is-whole-number() and cell-content-is-between(0,24)" table:allow-empty-cell="true" table:base-cell-address="Arkusz1.A1">
          <table:help-message table:display="true">
            <text:p>możliwa godzina zakończenia zmiany</text:p>
          </table:help-message>
          <table:error-message table:message-type="stop" table:display="true">
            <text:p>Proszę podać prawidłową godzinę z zakresu 0-24</text:p>
          </table:error-message>
        </table:content-validation>
      </table:content-validations>
      <table:table table:name="Arkusz1" table:style-name="ta1" table:protected="true">
        <loext:table-protection loext:select-protected-cells="true" loext:select-unprotected-cells="true"/>
        <table:table-column table:style-name="co1" table:number-columns-repeated="1024" table:default-cell-style-name="ce14"/>
        <table:table-row table:style-name="ro1">
          <table:table-cell table:style-name="ce4" table:content-validation-name="val1" office:value-type="float" office:value="200" calcext:value-type="float">
            <text:p>200</text:p>
          </table:table-cell>
          <table:table-cell table:style-name="ce16" office:value-type="string" calcext:value-type="string" table:number-columns-spanned="2" table:number-rows-spanned="1">
            <text:p>propozycja 1</text:p>
          </table:table-cell>
          <table:covered-table-cell/>
          <table:table-cell table:style-name="ce16" office:value-type="string" calcext:value-type="string" table:number-columns-spanned="2" table:number-rows-spanned="1">
            <text:p>propozycja 2</text:p>
          </table:table-cell>
          <table:covered-table-cell/>
          <table:table-cell table:style-name="ce16" office:value-type="string" calcext:value-type="string" table:number-columns-spanned="2" table:number-rows-spanned="1">
            <text:p>propozycja 3</text:p>
          </table:table-cell>
          <table:covered-table-cell/>
          <table:table-cell table:number-columns-repeated="1017"/>
        </table:table-row>
        <table:table-row table:style-name="ro2">
          <table:table-cell table:style-name="ce5" office:value-type="string" calcext:value-type="string">
            <text:p>dzien</text:p>
          </table:table-cell>
          <table:table-cell table:style-name="ce7" office:value-type="string" calcext:value-type="string">
            <text:p>start</text:p>
          </table:table-cell>
          <table:table-cell table:style-name="ce8" office:value-type="string" calcext:value-type="string">
            <text:p>koniec</text:p>
          </table:table-cell>
          <table:table-cell table:style-name="ce6" office:value-type="string" calcext:value-type="string">
            <text:p>start</text:p>
          </table:table-cell>
          <table:table-cell table:style-name="ce10" office:value-type="string" calcext:value-type="string">
            <text:p>koniec</text:p>
          </table:table-cell>
          <table:table-cell table:style-name="ce7" office:value-type="string" calcext:value-type="string">
            <text:p>start</text:p>
          </table:table-cell>
          <table:table-cell table:style-name="ce8" office:value-type="string" calcext:value-type="string">
            <text:p>koniec</text:p>
          </table:table-cell>
          <table:table-cell table:number-columns-repeated="101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table:style-name="ce3" table:content-validation-name="val3" office:value-type="float" office:value="20" calcext:value-type="float">
            <text:p>20</text:p>
          </table:table-cell>
          <table:table-cell table:style-name="ce2" table:content-validation-name="val2" office:value-type="float" office:value="22" calcext:value-type="float">
            <text:p>22</text:p>
          </table:table-cell>
          <table:table-cell table:style-name="ce11" table:content-validation-name="val3" office:value-type="float" office:value="24" calcext:value-type="float">
            <text:p>24</text:p>
          </table:table-cell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table:style-name="ce3" table:content-validation-name="val3" office:value-type="float" office:value="5" calcext:value-type="float">
            <text:p>5</text:p>
          </table:table-cell>
          <table:table-cell table:style-name="ce2" table:content-validation-name="val2" office:value-type="float" office:value="8" calcext:value-type="float">
            <text:p>8</text:p>
          </table:table-cell>
          <table:table-cell table:style-name="ce11" table:content-validation-name="val3" office:value-type="float" office:value="10" calcext:value-type="float">
            <text:p>1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style-name="ce3" table:content-validation-name="val3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9" table:content-validation-name="val2"/>
          <table:table-cell table:style-name="ce3" table:content-validation-name="val3"/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table:style-name="ce3" table:content-validation-name="val3" office:value-type="float" office:value="8" calcext:value-type="float">
            <text:p>8</text:p>
          </table:table-cell>
          <table:table-cell table:style-name="ce2" table:content-validation-name="val2"/>
          <table:table-cell table:style-name="ce11" table:content-validation-name="val3"/>
          <table:table-cell table:style-name="ce9" table:content-validation-name="val2"/>
          <table:table-cell table:style-name="ce3" table:content-validation-name="val3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hal</meta:initial-creator>
    <meta:creation-date>2020-02-22T12:30:05Z</meta:creation-date>
    <dc:date>2020-02-24T21:23:53.395010130</dc:date>
    <meta:editing-duration>PT1M29S</meta:editing-duration>
    <meta:editing-cycles>1</meta:editing-cycles>
    <meta:document-statistic meta:table-count="1" meta:cell-count="52" meta:object-count="0"/>
  </office:meta>
</office:document-meta>
</file>